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weight="bold" style:font-weight-asian="bold" style:font-weight-complex="bold"/>
    </style:style>
    <style:style style:name="P3" style:family="paragraph" style:parent-style-name="Text_20_body" style:list-style-name="L1">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hema concettuale: discussione sulle scelte critiche</text:h>
      <text:p text:style-name="Text_20_body"/>
      <text:p text:style-name="Text_20_body"/>
      <text:list xml:id="list1557652025" text:style-name="L1">
        <text:list-item>
          <text:p text:style-name="P2">Modellazione di PrestitoEffettuato e Restauro come entità anziché come relazioni</text:p>
          <text:p text:style-name="P1">Tale scelta è obbligata dal fatto che il prestito o il restauro di un oggetto presso la stessa struttura possono essere ripetuti nel tempo: modellando tali concetti come relazioni non sarebbe stata lecita una situazione del genere. Per quanto riguarda la definizione degli identificatori in PrestitoEffettuato e Restauro come unione di dataInizio e ruolo nella relazione con Oggetto, basta notare che, concettualmente, è unico nel tempo il restauro o il prestito di un oggetto in una certa data (non posso prestare o restaurare lo stesso oggetto due volte nella stessa data).</text:p>
        </text:list-item>
        <text:list-item>
          <text:p text:style-name="P2">Modellazione di PrestitoRicevuto come relazione e di PrestitoEffettuato come entità</text:p>
          <text:p text:style-name="P1">Questa scelta è dovuta essenzialmente al fatto che nel caso di OggettoTemporaneo si vuole memorizzare solo il museo da cui si è ricevuto il prestito, mentre per OggettoPermanente si vuole conoscere l'intera storia dei prestiti e quindi si è obbligati a modellare tale concetto come entità. Una soluzione alternativa sarebbe potuta essere rappresentare una entità Prestito connessa ad Oggetto da una relazione e generalizzare poi tale relazione in maniera completa in due sottorelazioni, una per OggettoTemporaneo con cardinalità (1,1) nel proprio ruolo ed un'altra per OggettoPermanente con cardinalità (0,N). Tale soluzione avrebbe appesantito lo schema senza portare alcun vantaggio, anzi complicando ulteriormente la successiva traduzione in logico.</text:p>
        </text:list-item>
        <text:list-item>
          <text:p text:style-name="P2">Modellazione di Struttura e generalizzazione non completa</text:p>
          <text:p text:style-name="P1">Si è deciso di aggiungere allo schema una entità Struttura, di cui non si parla esplicitamente nella specifica, come naturale astrazione dei concetti di museo e di centro di restauro, i quali hanno delle proprietà comuni (in questo caso esattamente le stesse). Si è poi generalizzata l'entità Struttura in maniera non completa nelle due entità Museo e CentroRestauro; chiaramente, le entità che rimangono fuori da questa generalizzazione rappresentano tutte le varie realtà con cui il museo può avere a che fare (come esempio si possono citare imprese di pulizie, di manutenzione, ministeri, ecc).</text:p>
        </text:list-item>
        <text:list-item>
          <text:p text:style-name="P2">Sala ed ISA in SalaCollezione</text:p>
          <text:p text:style-name="P3">Anche se il concetto attorno a cui ruota tutto il sistema informativo è quello di oggetto, e quindi le sale che più interessano a livello concettuale sono quelle destinate alla conservazione degli oggetti stessi, si è deciso di rappresentare il concetto di sala in senso lato, e quindi di includere anche quegli spazi che non sono addetti all'esposizione della collezione. Questo per rendere possibile la definizione di sezioni che includano anche tali sale (una sezione che comprenda lo shop e il bar, ad esemp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gi </meta:initial-creator>
    <meta:creation-date>2011-11-19T16:04:48</meta:creation-date>
    <dc:date>2011-11-20T16:45:07</dc:date>
    <dc:creator>luigi </dc:creator>
    <meta:editing-duration>PT1H15M27S</meta:editing-duration>
    <meta:editing-cycles>5</meta:editing-cycles>
    <meta:generator>LibreOffice/3.4$Linux LibreOffice_project/340m1$Build-302</meta:generator>
    <meta:document-statistic meta:table-count="0" meta:image-count="0" meta:object-count="0" meta:page-count="1" meta:paragraph-count="9" meta:word-count="421" meta:character-count="2749" meta:non-whitespace-character-count="2345"/>
  </office:meta>
</office:document-meta>
</file>